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19" calcext:value-type="float">
            <text:p>1519</text:p>
          </table:table-cell>
          <table:table-cell table:style-name="ce7" table:formula="of:=COUNTIF([.B7:.B999998];&quot;X&quot;)" office:value-type="float" office:value="1324" calcext:value-type="float">
            <text:p>1324</text:p>
          </table:table-cell>
          <table:table-cell table:style-name="ce7" table:formula="of:=COUNTIF([.C7:.C999998];&quot;X&quot;)" office:value-type="float" office:value="24" calcext:value-type="float">
            <text:p>24</text:p>
          </table:table-cell>
          <table:table-cell table:style-name="ce7" table:formula="of:=COUNTIF([.D7:.D999998];&quot;X&quot;)" office:value-type="float" office:value="94" calcext:value-type="float">
            <text:p>9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4" calcext:value-type="float">
            <text:p>174</text:p>
          </table:table-cell>
          <table:table-cell table:style-name="ce25" table:formula="of:=SUM([.B2:.F2])" office:value-type="float" office:value="1617" calcext:value-type="float">
            <text:p>161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3" table:number-rows-repeated="104705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08">00/00/0000</text:date>, <text:time style:data-style-name="N2" text:time-value="17:00:43.0093965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08T17:01:56.825782307</dc:date>
    <meta:editing-duration>P1DT15H5M32S</meta:editing-duration>
    <meta:editing-cycles>1515</meta:editing-cycles>
    <meta:document-statistic meta:table-count="1" meta:cell-count="9175" meta:object-count="0"/>
  </office:meta>
</office:document-meta>
</file>